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draw:textarea-vertical-align="middle"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2.3cm" fo:margin-bottom="0.6cm" fo:line-height="115%" fo:text-align="start" fo:text-indent="0cm"/>
    </style:style>
    <style:style style:name="P3" style:family="paragraph">
      <style:paragraph-properties fo:margin-left="0cm" fo:margin-right="0cm" fo:margin-top="2.3cm" fo:margin-bottom="0.6cm" fo:line-height="115%" fo:text-align="start" fo:text-indent="0cm"/>
      <style:text-properties fo:font-size="24pt" style:font-size-asian="24pt" style:font-size-complex="24pt"/>
    </style:style>
    <style:style style:name="P4" style:family="paragraph">
      <style:text-properties fo:font-size="24pt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line-height="115%"/>
    </style:style>
    <style:style style:name="P9" style:family="paragraph">
      <style:paragraph-properties fo:line-height="100%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line-height="100%"/>
      <style:text-properties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000000" fo:font-weight="bold" style:font-weight-asian="bold" style:font-weight-complex="bold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1c1c1c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color="#11111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11111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111111" fo:font-size="24pt" style:font-size-asian="24pt" style:font-size-complex="24pt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Monospace" fo:font-size="22pt" fo:font-style="normal" fo:text-shadow="none" style:text-underline-style="none" fo:font-weight="bold" style:letter-kerning="true" fo:background-color="transparent" style:font-name-asian="Monospace" style:font-size-asian="22pt" style:font-weight-asian="bold" style:font-name-complex="Monospace" style:font-size-complex="22pt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Monospace" fo:font-size="20pt" fo:text-shadow="none" fo:font-weight="normal" style:letter-kerning="true" fo:background-color="transparent" style:font-name-asian="Monospace" style:font-size-asian="20pt" style:font-name-complex="Monospace" style:font-size-complex="20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a00" style:text-outline="false" style:text-line-through-style="none" style:text-line-through-type="none" style:font-name="Monospace" fo:font-size="20pt" fo:font-style="italic" fo:text-shadow="none" fo:font-weight="normal" style:letter-kerning="true" fo:background-color="transparent" style:font-name-asian="Monospace" style:font-size-asian="20pt" style:font-style-asian="italic" style:font-name-complex="Monospace" style:font-size-complex="20pt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italic" fo:text-shadow="none" fo:font-weight="normal" style:letter-kerning="true" fo:background-color="transparent" style:font-name-asian="Monospace" style:font-size-asian="20pt" style:font-style-asian="italic" style:font-name-complex="Monospace" style:font-size-complex="20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italic" fo:text-shadow="none" style:text-underline-style="solid" style:text-underline-width="auto" style:text-underline-color="font-color" fo:font-weight="normal" style:letter-kerning="true" fo:background-color="transparent" style:font-name-asian="Monospace" style:font-size-asian="20pt" style:font-style-asian="italic" style:font-name-complex="Monospace" style:font-size-complex="20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fo:background-color="transparent" style:font-name-asian="Monospace" style:font-size-asian="20pt" style:font-style-asian="italic" style:font-name-complex="Monospace" style:font-size-complex="20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aa00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fo:background-color="transparent" style:font-name-asian="Monospace" style:font-size-asian="20pt" style:font-style-asian="italic" style:font-name-complex="Monospace" style:font-size-complex="20pt" style:font-style-complex="italic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fo:background-color="transparent" style:font-name-asian="Monospace" style:font-size-asian="20pt" style:font-name-complex="Monospace" style:font-size-complex="20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f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fo:background-color="transparent" style:font-name-asian="Monospace" style:font-size-asian="20pt" style:font-name-complex="Monospace" style:font-size-complex="20pt" style:text-emphasize="none" style:font-relief="none" style:text-overline-style="none" style:text-overline-color="font-color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00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color="#0066b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user-transformed="true">
          <draw:text-box>
            <text:p>CAN TOO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601cm" svg:y="3.8cm" presentation:class="outline" presentation:user-transformed="true">
          <draw:text-box>
            <text:list text:style-name="L2">
              <text:list-item>
                <text:p text:style-name="P2"><text:span text:style-name="T1">The python-can library provides Controller Area Network support for Python, providing common abstractions to different hardware devices, and a suite of utilities for sending and receiving messages on a CAN bus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AN TOOLS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arsing of Files such as,</text:span></text:p>
                <text:p><text:span text:style-name="T2"><text:s text:c="2"/></text:span><text:span text:style-name="T2">DBC (Data base Container) </text:span></text:p>
                <text:p><text:span text:style-name="T2"><text:s text:c="2"/></text:span><text:span text:style-name="T2">KCD (kayak CAN definition)</text:span></text:p>
                <text:p><text:span text:style-name="T2"><text:s text:c="2"/></text:span><text:span text:style-name="T2">SYM(Symbol file)</text:span></text:p>
                <text:p><text:span text:style-name="T2"><text:s text:c="2"/></text:span><text:span text:style-name="T2">ARXML (Autosar XML)</text:span></text:p>
                <text:p><text:span text:style-name="T2"><text:s text:c="2"/></text:span><text:span text:style-name="T2">CDD(CAN dela studio diagnistic descrip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 parsing</text:p>
                <text:p><text:s text:c="2"/><text:span text:style-name="T3"><text:s/></text:span><text:span text:style-name="T3">&gt;&gt;&gt; import cantools</text:span></text:p>
                <text:p><text:span text:style-name="T3"><text:s text:c="5"/></text:span><text:span text:style-name="T3">&gt;&gt;&gt; db = cantools.database.load_file('tests/files/dbc/motohawk.dbc'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AN message encoding and decoding.</text:span></text:p>
                <text:p><text:span text:style-name="T5"><text:s/></text:span><text:span text:style-name="T6">Encoding a message and sending it on a can bus :</text:span></text:p>
                <text:p><text:span text:style-name="T7">&gt;&gt;&gt; import can</text:span></text:p>
                <text:p><text:span text:style-name="T7">&gt;&gt;&gt; can_bus = can.interface.Bus('vcan0', <text:s/>bustype='socketcan')</text:span></text:p>
                <text:p><text:span text:style-name="T7">&gt;&gt;&gt; data = message.encode({'Temperature': 250.1, 'AverageRadius': 3.2, 'Enable': 1})</text:span></text:p>
                <text:p><text:span text:style-name="T7">&gt;&gt;&gt; message = can.Message(arbitration_id=message.frame_id, data=data)</text:span></text:p>
                <text:p><text:span text:style-name="T7">&gt;&gt;&gt; can_bus.send(message)</text:span></text:p>
                <text:p><text:span text:style-name="T7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Receives a message from the CAN bus and decoding it</text:span><text:span text:style-name="T6"> :</text:span></text:p>
                <text:p><text:span text:style-name="T6"><text:s text:c="3"/></text:span><text:span text:style-name="T9">&gt;&gt;&gt; message = can_bus.recv()</text:span></text:p>
                <text:p><text:span text:style-name="T9"><text:s text:c="3"/></text:span><text:span text:style-name="T9">&gt;&gt;&gt; db.decode_message(message.arbitration_id, message.data)</text:span></text:p>
                <text:p><text:span text:style-name="T10"><text:s text:c="3"/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OMMAND LINE TOOL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The dump subcommand</text:span></text:p>
                <text:p><text:span text:style-name="T11"><text:s text:c="4"/></text:span><text:span text:style-name="T12">Dump command given database(DBC) in a human readable format:</text:span></text:p>
                <text:p><text:span text:style-name="T11"><text:s text:c="3"/></text:span><text:span text:style-name="T13">$ cantools dump (location of the dbc file)</text:span></text:p>
              </text:list-item>
              <text:list-item>
                <text:p><text:span text:style-name="T13">Eg:</text:span></text:p>
                <text:p><text:span text:style-name="T13"><text:s text:c="3"/></text:span><text:span text:style-name="T13">$ cantools dump tests/files/dbc/motohawk.d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Generate C source subcommand</text:span></text:p>
                <text:p><text:span text:style-name="T14"><text:s text:c="3"/></text:span><text:span text:style-name="T15">This command will Generate C source code from given database (DBC) file.</text:span></text:p>
                <text:p><text:span text:style-name="T14"><text:s text:c="4"/></text:span><text:span text:style-name="T16">$ cantools generate_c_source (location)</text:span></text:p>
              </text:list-item>
              <text:list-item>
                <text:p><text:span text:style-name="T16">Eg:</text:span></text:p>
                <text:p><text:span text:style-name="T17"><text:s text:c="4"/></text:span><text:span text:style-name="T16">$ cantools generate_c_source tests/files/dbc/motohawk.dbc</text:span></text:p>
                <text:p><text:span text:style-name="T17"><text:s text:c="4"/></text:span><text:span text:style-name="T16">Successfully generated motohawk.h and motohawk.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Here we use </text:span><text:span text:style-name="T18">--database-name </text:span><text:span text:style-name="T14">to set a custom namespace for all generated types, defines and functions. The output file names are also changed by this option.</text:span></text:p>
                <text:p><text:span text:style-name="T19">$ cantools generate_c_source --database-name (name) (location) </text:span></text:p>
              </text:list-item>
              <text:list-item>
                <text:p><text:span text:style-name="T19">Eg:</text:span></text:p>
                <text:p><text:span text:style-name="T19">$ cantools generate_c_source –database-name my_code Basic_DBC.dbc</text:span></text:p>
                <text:p><text:span text:style-name="T19"/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Here we use </text:span><text:span text:style-name="T20">--no-floating-point-numbers </text:span><text:span text:style-name="T14">to generate code without floating point types,</text:span></text:p>
                <text:p><text:span text:style-name="T16">$ cantools generate_c_source –no-floating-point-numbers (loc)</text:span></text:p>
              </text:list-item>
              <text:list-item>
                <text:p><text:span text:style-name="T16">Eg:</text:span></text:p>
                <text:p><text:span text:style-name="T16">$ cantools generate_c_source --no-floating-point-numbers tests/files/dbc/motohawk.d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The monitor subcommand</text:span></text:p>
                <text:p><text:span text:style-name="T11"><text:s text:c="3"/></text:span><text:span text:style-name="T21">It is used to </text:span><text:span text:style-name="T12">Monitor CAN bus traffic in a text based user interface.</text:span></text:p>
                <text:p><text:span text:style-name="T16"><text:s/></text:span><text:span text:style-name="T16">$ cantools monitor (location of dbc file)</text:span></text:p>
              </text:list-item>
              <text:list-item>
                <text:p><text:span text:style-name="T16">Eg:</text:span></text:p>
                <text:p><text:span text:style-name="T16"><text:s/></text:span><text:span text:style-name="T16">$ cantools monitor tests/files/dbc/motohawk.dbc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load_file</text:span></text:p>
                <text:p text:style-name="P8"><text:span text:style-name="T11"><text:s text:c="2"/></text:span><text:span text:style-name="T11">when using a DBC file in a python script , we use this load_file command to import the DBC file </text:span></text:p>
                <text:p text:style-name="P8"><text:span text:style-name="T11"><text:s/></text:span></text:p>
                <text:p><text:span text:style-name="T17"/></text:p>
                <text:p><text:span text:style-name="T17">&gt;&gt;&gt; db = cantools.database.load_file('foo.dbc')</text:span></text:p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dump_file</text:span></text:p>
                <text:p><text:span text:style-name="T14"><text:s text:c="2"/></text:span><text:span text:style-name="T14">When importing a dbc file , we assign in to some other storage space(variable) .. If we want to add some more files to the same variable , dump_file command is used.</text:span></text:p>
                <text:p><text:span text:style-name="T14"><text:s/></text:span><text:span text:style-name="T16">&gt;&gt;&gt; db = cantools.database.load_file('foo.dbc')</text:span></text:p>
                <text:p><text:span text:style-name="T16"><text:s/></text:span><text:span text:style-name="T16">&gt;&gt;&gt; cantools.database.dump_file(db, 'bar.dbc'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<text:s text:c="2"/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Cantools to extract the list of messages from the DBC</text:span></text:p>
                <text:p><text:s text:c="7"/><text:span text:style-name="T16">get_message_by_frame_id(id)</text:span></text:p>
                <text:p><text:span text:style-name="T16"><text:s text:c="10"/></text:span><text:span text:style-name="T16">get_message_by_name(name)</text:span></text:p>
              </text:list-item>
              <text:list-item>
                <text:p><text:span text:style-name="T16">Eg:</text:span></text:p>
                <text:p><text:span text:style-name="T16"><text:s text:c="9"/></text:span><text:span text:style-name="T16">msg</text:span><text:span text:style-name="T22">=db.get_message_by_name('BrakeMsg')</text:span></text:p>
                <text:p><text:span text:style-name="T22"><text:s text:c="4"/></text:span><text:span text:style-name="T22">msg=db.get_message_by_name(0x01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Refresh()</text:span></text:p>
                <text:p><text:span text:style-name="T11"><text:s text:c="8"/></text:span><text:span text:style-name="T23">Refresh the internal database state.</text:span></text:p>
                <text:p><text:span text:style-name="T23"><text:s text:c="6"/></text:span><text:span text:style-name="T23">This method must be called after modifying any message in the database to refresh the internal lookup tables used when encoding and decoding messages.</text:span></text:p>
                <text:p><text:span text:style-name="T23"/></text:p>
                <text:p><text:span text:style-name="T11">Eg: </text:span></text:p>
                <text:p><text:span text:style-name="T11"><text:s text:c="5"/></text:span><text:span text:style-name="T17">&gt;&gt;Refresh(‘foo.dbc’)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96cm" svg:y="4.866cm" presentation:class="outline" presentation:user-transformed="true">
          <draw:text-box>
            <text:list text:style-name="L2">
              <text:list-item>
                <text:p><text:s/><text:span text:style-name="T14">signal_tree</text:span></text:p>
                <text:p><text:span text:style-name="T15"><text:s/></text:span><text:span text:style-name="T15">All signal names and multiplexer ids as a tree. Multiplexer signals are dictionaries, while other signals are strings.</text:span></text:p>
              </text:list-item>
              <text:list-item>
                <text:p><text:span text:style-name="T15">Eg:</text:span></text:p>
                <text:p text:style-name="P9"><text:span text:style-name="T3"><text:s/></text:span><text:span text:style-name="T24">db=cantools.db.load_file(</text:span><text:span text:style-name="T25">'</text:span><text:span text:style-name="T26">/home/</text:span><text:span text:style-name="T27">gayathri</text:span><text:span text:style-name="T28">/Basic_DBC.dbc</text:span><text:span text:style-name="T29">'</text:span><text:span text:style-name="T30">)</text:span></text:p>
              </text:list-item>
            </text:list>
            <text:p text:style-name="P9"><text:span text:style-name="T30"><text:s text:c="3"/></text:span><text:span text:style-name="T30">msg=db.get_message_by_name(</text:span><text:span text:style-name="T29">'</text:span><text:span text:style-name="T28">AirbagMsg'</text:span><text:span text:style-name="T30">)</text:span></text:p>
            <text:p text:style-name="P9"><text:span text:style-name="T31"><text:s text:c="3"/></text:span><text:span text:style-name="T30">print(msg.signal_tree)</text:span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32">is_multiplexed()</text:span></text:p>
                <text:p text:style-name="P11"><text:span text:style-name="T17"><text:s/></text:span><text:span text:style-name="T17">&gt;&gt;&gt; foo = db.get_message_by_name('Foo')</text:span></text:p>
                <text:p text:style-name="P11"><text:span text:style-name="T17"><text:s/></text:span><text:span text:style-name="T17">&gt;&gt;&gt; foo.is_multiplexed()</text:span></text:p>
              </text:list-item>
              <text:list-item>
                <text:p text:style-name="P11"><text:span text:style-name="T17">Returns either true or false</text:span></text:p>
                <text:p text:style-name="P11"><text:span text:style-name="T17"><text:s text:c="3"/></text:span><text:span text:style-name="T32"><text:line-break/></text:span><text:span text:style-name="T3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8cm" svg:y="4.8cm" presentation:class="outline" presentation:user-transformed="true">
          <draw:text-box>
            <text:list text:style-name="L2">
              <text:list-item>
                <text:p>Multiplexing the message in DBC</text:p>
                <text:p><text:span text:style-name="T18"><text:s/></text:span><text:span text:style-name="T18">It is a method for sending data that does not fit into the 8 byte CAN payload. In some cases, it might be best to send it as multiple messages. One signal in the frame is used as a multiplexer and the remaining payload is interpreted depending on the value of the multiplexer signal</text:span><text:span text:style-name="T33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TESTER</text:span></text:p>
                <text:p><text:span text:style-name="T34"><text:s text:c="2"/></text:span><text:span text:style-name="T16"><text:s/></text:span><text:span text:style-name="T16">&gt;&gt;&gt; import can</text:span></text:p>
                <text:p><text:span text:style-name="T16"><text:s text:c="4"/></text:span><text:span text:style-name="T16">&gt;&gt;&gt; import cantools</text:span></text:p>
                <text:p><text:span text:style-name="T16"><text:s text:c="5"/></text:span><text:span text:style-name="T16">&gt;&gt;&gt; can.rc['interface'] = 'socketcan'</text:span></text:p>
                <text:p><text:span text:style-name="T16"><text:s text:c="5"/></text:span><text:span text:style-name="T16">&gt;&gt;&gt; can.rc['channel'] = 'vcan0'</text:span></text:p>
                <text:p><text:span text:style-name="T16"><text:s text:c="6"/></text:span><text:span text:style-name="T16">&gt;&gt;&gt; can_bus = can.interface.Bus()</text:span></text:p>
                <text:p><text:span text:style-name="T16"><text:s text:c="6"/></text:span><text:span text:style-name="T16">&gt;&gt;&gt; database = cantools.database.load_file('tests/files/tester.kcd')</text:span></text:p>
                <text:p><text:span text:style-name="T16"><text:s text:c="7"/></text:span><text:span text:style-name="T16">&gt;&gt;&gt; tester = cantools.tester.Tester('PeriodicConsumer', database, can_bus, 'PeriodicBus')</text:span></text:p>
                <text:p><text:span text:style-name="T16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Start()</text:span></text:p>
                <text:p><text:span text:style-name="T15"><text:s text:c="4"/></text:span><text:span text:style-name="T15">Start the tester. Starts sending enabled periodic messages.</text:span></text:p>
                <text:p><text:span text:style-name="T15"><text:s text:c="6"/></text:span><text:span text:style-name="T35">&gt;&gt;&gt; tester.start()</text:span></text:p>
                <text:p><text:span text:style-name="T35"/></text:p>
              </text:list-item>
              <text:list-item>
                <text:p><text:span text:style-name="T36">Stop()</text:span></text:p>
                <text:p><text:span text:style-name="T36"><text:s text:c="5"/></text:span><text:span text:style-name="T36">Stop the tester. Periodic messages will not be sent after this call. Call start() to resume a stopped tester.</text:span></text:p>
                <text:p><text:span text:style-name="T35"><text:s text:c="6"/></text:span><text:span text:style-name="T35">&gt;&gt;&gt; tester.stop(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Messages</text:span></text:p>
                <text:p><text:s/><text:span text:style-name="T15">Set and get signals in messages. Set signals takes effect immediately for started enabled periodic messages.</text:span></text:p>
                <text:p><text:span text:style-name="T15"><text:s/></text:span><text:span text:style-name="T35">&gt;&gt;&gt; periodic_message = tester.messages['PeriodicMessage1']</text:span></text:p>
                <text:p text:style-name="P9"><text:span text:style-name="T35">&gt;&gt;&gt; periodic_message</text:span></text:p>
                <text:p text:style-name="P9"><text:span text:style-name="T35">{'Signal1': 0, 'Signal2': 0}</text:span></text:p>
                <text:p text:style-name="P9"><text:span text:style-name="T35">&gt;&gt;&gt; periodic_message['Signal1'] = 1</text:span></text:p>
                <text:p text:style-name="P9"><text:span text:style-name="T35">&gt;&gt;&gt; periodic_message.update({'Signal1': 2, 'Signal2': 5})</text:span></text:p>
                <text:p text:style-name="P9"><text:span text:style-name="T35">&gt;&gt;&gt; periodic_message</text:span></text:p>
                <text:p text:style-name="P9"><text:span text:style-name="T35">{'Signal1': 2, 'Signal2': 5}</text:span></text:p>
                <text:p text:style-name="P9"><text:span text:style-name="T35"/>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enable(message_name)</text:span></text:p>
                <text:p><text:span text:style-name="T14"><text:s/></text:span><text:span text:style-name="T14">Enable given message message_name and start sending it if its periodic and the tester is running</text:span></text:p>
                <text:p><text:span text:style-name="T14"><text:s/></text:span><text:span text:style-name="T18">&gt;&gt;&gt; tester.enable('PeriodicMessage1')</text:span></text:p>
              </text:list-item>
              <text:list-item>
                <text:p><text:span text:style-name="T14">disable(message_name)</text:span></text:p>
                <text:p><text:span text:style-name="T14"><text:s/></text:span><text:span text:style-name="T14">Disable given message message_name and stop sending it if its periodic, enabled and the tester is running.</text:span></text:p>
                <text:p><text:span text:style-name="T18"><text:s/></text:span><text:span text:style-name="T18">&gt;&gt;&gt; tester.disable('PeriodicMessage1'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Messages</text:p>
                <text:p><text:span text:style-name="T15"><text:s/></text:span><text:span text:style-name="T15">&gt;&gt;&gt; periodic_message = tester.messages['PeriodicMessage1']</text:span></text:p>
                <text:p><text:span text:style-name="T15">&gt;&gt;&gt; periodic_message</text:span></text:p>
                <text:p><text:span text:style-name="T15">{'Signal1': 0, 'Signal2': 0}</text:span></text:p>
                <text:p><text:span text:style-name="T15">&gt;&gt;&gt; periodic_message['Signal1'] = 1</text:span></text:p>
                <text:p><text:span text:style-name="T15">&gt;&gt;&gt; periodic_message.update({'Signal1': 2, 'Signal2': 5})</text:span></text:p>
                <text:p><text:span text:style-name="T15">&gt;&gt;&gt; periodic_message</text:span></text:p>
                <text:p><text:span text:style-name="T15">{'Signal1': 2, 'Signal2': 5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enable(message_name)</text:span></text:p>
                <text:p><text:span text:style-name="T35"><text:s/></text:span><text:span text:style-name="T35">&gt;&gt;&gt; tester.enable('PeriodicMessage1')</text:span></text:p>
              </text:list-item>
              <text:list-item>
                <text:p><text:span text:style-name="T15">disable(message_name)</text:span></text:p>
                <text:p><text:span text:style-name="T35"><text:s/></text:span><text:span text:style-name="T35">&gt;&gt; tester.disable('PeriodicMessage1')</text:span></text:p>
              </text:list-item>
              <text:list-item>
                <text:p><text:span text:style-name="T15">flush_input()</text:span></text:p>
                <text:p><text:span text:style-name="T35"><text:s/></text:span><text:span text:style-name="T35">Flush, or discard, all messages in the input queu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20:19:55.355197561</meta:creation-date>
    <meta:editing-duration>PT28M30S</meta:editing-duration>
    <meta:editing-cycles>8</meta:editing-cycles>
    <meta:generator>LibreOffice/6.0.7.3$Linux_X86_64 LibreOffice_project/00m0$Build-3</meta:generator>
    <dc:title>Blue Curve</dc:title>
    <dc:date>2020-05-20T10:25:14.242596886</dc:date>
    <meta:document-statistic meta:object-count="130"/>
  </office:meta>
</office:document-meta>
</file>